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4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S. S., H. M.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6">S. MORAIS,/</text:p>
      <text:p text:style-name="P6">546 N. Fifth St./</text:p>
      <text:p text:style-name="P7">Philadelphia,/</text:p>
      <text:p text:style-name="P6"/>
      <text:p text:style-name="P6">[Page 1]</text:p>
      <text:p text:style-name="P8">For a funeral/</text:p>
      <text:p text:style-name="P6">Our sympathies must be stored up, principally/ by reason of <text:span text:style-name="T2">the</text:span><text:span text:style-name="T3"> two young creatures bereft of a fond mother./ <text:s/>When death cuts off in the middle course of life,/ the guardian whom nature's God had appointed/ to watch over her offspring in infancy and </text:span><text:span text:style-name="T2">youth</text:span><text:span text:style-name="T3"> adolescence,/ they verily met with the saddest loss. <text:s/>In the name/ of all which is true and holy, I commend the future of those/ </text:span><text:span text:style-name="T2">creatures</text:span><text:span text:style-name="T3"> innocent beings to the tender care of the grief-stricken/ father. <text:s/>Rising superior to his great/ sorrow, he will consider their training in the school/ of virtue above all human thoughts and interests./ <text:s/>Oh! <text:s/>May his powers be equal to his resolve to make/ the </text:span><text:span text:style-name="T2">children</text:span><text:span text:style-name="T3"> progeny of his S. worthy of their mother, and to enhance the/ mother's bliss in heaven, by the nobility of </text:span><text:span text:style-name="T2">their</text:span><text:span text:style-name="T3"> her children's/ lives on earth. <text:s/>For that I fervently pray at this solemn/ moment, but spontaneously rises now also my/ entreaty to God for the consolation of parents fated/ to consign prematurely to the cold grave, in their old age, a daughter/ adorned with qualities, which drew towards her/</text:span></text:p>
      <text:p text:style-name="P6"><text:span text:style-name="T3"/></text:p>
      <text:p text:style-name="P6"><text:span text:style-name="T3">[Page 2]</text:span></text:p>
      <text:p text:style-name="P6"><text:span text:style-name="T3">the affection and esteem of all who knew her well--a daughter endowed with gifts, which, as I am </text:span><text:soft-page-break/><text:span text:style-name="T3">asured by a true one &amp; most dear to my heart, were/ [?] to spiritualize her existence even here below, for, really, as the Sages teach to be God like is to copy the attitudes of/ the Almighty--doing justice, loving mercy, &amp; walking humbly before all. <text:s/>To have lost so noble a daughter/ is a deep sorrow. <text:s/>To bury those for whose welfare we labored </text:span><text:span text:style-name="T2">long</text:span><text:span text:style-name="T3"> steadfastly, after/ they had attained an age in which they could enjoy/ the fruits of our endeavours, is an anguish, </text:span><text:span text:style-name="T2">wh</text:span><text:span text:style-name="T3"> that/ only </text:span><text:span text:style-name="T2">an</text:span><text:span text:style-name="T3"> abiding trust in Divine </text:span><text:span text:style-name="T2">trust justice</text:span><text:span text:style-name="T3"> justice can alleviate./ <text:s/>Come tranquilizing faith and </text:span><text:span text:style-name="T2">abide</text:span><text:span text:style-name="T3"> dwell among these mourn-/-ers. <text:s/>Inspire them with fortitude drawn from a sense of duty, with resignation divided from a believe in immortality, for trul as imperishable as God are the sentiments which ennoble our nature. <text:s/>And you sons and daughter of H. M, be/ helpful in time of distress to dear ones who stand in/ need of your comforting cooperation, and He whom/ we </text:span><text:span text:style-name="T2">dare</text:span><text:span text:style-name="T3"> declare a compassionate Lord, will bestow His/ choice blessings of approval, adding strength to your bodies/ and vigor to your minds to </text:span><text:span text:style-name="T2">proceed in</text:span><text:span text:style-name="T3"> pursue the career/ of </text:span><text:span text:style-name="T2">righteousness</text:span><text:span text:style-name="T3"> goodness &amp; philanthropy/</text:span></text:p>
      <text:p text:style-name="P6"><text:span text:style-name="T3"><text:tab/>In Thy hands, O universal Creator, we/ leave the spirit of Thy handmaid S. S. <text:s/>Thou will lift it up to glory. <text:s/>May it look down thence gladdened at the vision of the serenity enjoyed by those to whom, when clothed in flesh it clung with unflagging affection. <text:s/>According to Thy beneficence,/ </text:span><text:span text:style-name="T2">Thou will</text:span><text:span text:style-name="T3"> cover up sins beneath the wings of a Paternal/ mercy. <text:s/>Oh vouchsafe to let long and wearying/ sufferings be an atonement and expiatory offering,/ redeeming the soul of the loved departed, and purcha-/sing her eternal beatitude. <text:s/>"And may the words of my/ mouth, and the meditations of my hearts, be acceptable to/ Thee O Lord My Rock and my Redeemer"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6T13:44:52.26</meta:creation-date>
    <meta:document-statistic meta:table-count="0" meta:image-count="0" meta:object-count="0" meta:page-count="3" meta:paragraph-count="70" meta:word-count="699" meta:character-count="4344"/>
    <dc:date>2012-10-16T14:38:26.79</dc:date>
    <dc:creator>Penn Libraries</dc:creator>
    <meta:editing-duration>PT00H08M03S</meta:editing-duration>
    <meta:editing-cycles>1</meta:editing-cycles>
    <meta:generator>OpenOffice.org/3.2$Win32 OpenOffice.org_project/320m12$Build-9483</meta:generator>
  </office:meta>
</office:document-meta>
</file>